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9146in" style:rel-column-width="2757*"/>
    </style:style>
    <style:style style:name="Table2.B" style:family="table-column">
      <style:table-column-properties style:column-width="5.0104in" style:rel-column-width="721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7*"/>
    </style:style>
    <style:style style:name="Table4.B" style:family="table-column">
      <style:table-column-properties style:column-width="3.4625in" style:rel-column-width="3276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font-size="12pt" style:font-size-asian="12pt" style:font-size-complex="12pt"/>
    </style:style>
    <style:style style:name="P3" style:family="paragraph" style:parent-style-name="Table_20_Contents">
      <style:text-properties fo:font-size="12pt" style:font-size-asian="10.5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CEn 324</text:p>
      <text:p text:style-name="Standard">HW #3</text:p>
      <text:p text:style-name="Standard">Jae Lee</text:p>
      <text:p text:style-name="Standard"/>
      <text:p text:style-name="Standard">3.54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C code</text:p>
            <text:p text:style-name="Table_20_Contents">int decode2(int x, int y, int z)</text:p>
            <text:p text:style-name="Table_20_Contents">{</text:p>
            <text:p text:style-name="Table_20_Contents"><text:tab/>return (((y-z)&lt;&lt;31)&gt;&gt;31)^((y-z)*x);</text:p>
            <text:p text:style-name="Table_20_Contents">}</text:p>
            <text:p text:style-name="Table_20_Contents"/>
            <text:p text:style-name="P1">Resulted Assembly code</text:p>
            <text:p text:style-name="Table_20_Contents"><text:tab/>.file<text:tab/>"3_54.c"</text:p>
            <text:p text:style-name="Table_20_Contents"><text:tab/>.text</text:p>
            <text:p text:style-name="Table_20_Contents">.globl decode2</text:p>
            <text:p text:style-name="Table_20_Contents"><text:tab/>.type<text:tab/>decode2, @function</text:p>
            <text:p text:style-name="Table_20_Contents">decode2:</text:p>
            <text:p text:style-name="Table_20_Contents"><text:tab/>pushl<text:tab/>%ebp</text:p>
            <text:p text:style-name="Table_20_Contents"><text:tab/>movl<text:tab/>%esp, %ebp</text:p>
            <text:p text:style-name="Table_20_Contents"><text:tab/>movl<text:tab/>12(%ebp), %edx</text:p>
            <text:p text:style-name="Table_20_Contents"><text:tab/>subl<text:tab/>16(%ebp), %edx</text:p>
            <text:p text:style-name="Table_20_Contents"><text:tab/>movl<text:tab/>%edx, %eax</text:p>
            <text:p text:style-name="Table_20_Contents"><text:tab/>sall<text:tab/>$31, %eax</text:p>
            <text:p text:style-name="Table_20_Contents"><text:tab/>sarl<text:tab/>$31, %eax</text:p>
            <text:p text:style-name="Table_20_Contents"><text:tab/>imull<text:tab/>8(%ebp), %edx</text:p>
            <text:p text:style-name="Table_20_Contents"><text:tab/>xorl<text:tab/>%edx, %eax</text:p>
            <text:p text:style-name="Table_20_Contents"><text:tab/>popl<text:tab/>%ebp</text:p>
            <text:p text:style-name="Table_20_Contents"><text:tab/>ret</text:p>
            <text:p text:style-name="Table_20_Contents"><text:tab/>.size<text:tab/>decode2, .-decode2</text:p>
            <text:p text:style-name="Table_20_Contents"><text:tab/>.ident<text:tab/>"GCC: (GNU) 4.4.7 20120313 (Red Hat 4.4.7-3)"</text:p>
            <text:p text:style-name="Table_20_Contents"><text:tab/>.section<text:tab/>.note.GNU-stack,"",@progbits</text:p>
          </table:table-cell>
        </table:table-row>
      </table:table>
      <text:p text:style-name="Standard"/>
      <text:p text:style-name="Standard">3.55</text:p>
      <text:p text:style-name="Standard">y_h: higher 32-bits of y</text:p>
      <text:p text:style-name="Standard">y_l: lower 32-bits of y</text:p>
      <text:p text:style-name="Standard">x_s: 32-bits of sign bit of x</text:p>
      <text:p text:style-name="Standard">a, b, c, d : variables to show the process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/>movl 16(%ebp), %esi</text:p>
            <text:p text:style-name="Table_20_Contents"><text:s/>movl 12(%ebp), %eax</text:p>
            <text:p text:style-name="Table_20_Contents"><text:s/>movl %eax, %edx</text:p>
            <text:p text:style-name="Table_20_Contents"><text:s/>sarl $31, %edx</text:p>
            <text:p text:style-name="Table_20_Contents"><text:s/>movl 20 (%ebp), %ecx</text:p>
            <text:p text:style-name="Table_20_Contents"><text:s/>imull %eax, %ecx</text:p>
            <text:p text:style-name="Table_20_Contents"><text:s/>movl %edx, %ebx</text:p>
            <text:p text:style-name="Table_20_Contents"><text:s/>imull %esi, %ebx</text:p>
            <text:p text:style-name="Table_20_Contents"><text:s/>addl %ebx, %ecx</text:p>
            <text:p text:style-name="Table_20_Contents"><text:s/>mull %esi</text:p>
            <text:p text:style-name="Table_20_Contents"/>
            <text:p text:style-name="Table_20_Contents"><text:soft-page-break/><text:s/>leal (%ecx, %edx), %edx</text:p>
            <text:p text:style-name="Table_20_Contents"><text:s/>movl 8(%ebp), %ecx</text:p>
            <text:p text:style-name="Table_20_Contents"><text:s/>movl %eax, (%ecx)</text:p>
            <text:p text:style-name="Table_20_Contents"><text:s/>movl %edx, 4(%ecx)</text:p>
          </table:table-cell>
          <table:table-cell table:style-name="Table2.B1" office:value-type="string">
            <text:p text:style-name="Table_20_Contents">store y_l into %esi</text:p>
            <text:p text:style-name="Table_20_Contents">store x into %eax</text:p>
            <text:p text:style-name="Table_20_Contents">copy x into %edx</text:p>
            <text:p text:style-name="Table_20_Contents">get the sign bit of x and generate 32-bit value with x at every bit</text:p>
            <text:p text:style-name="Table_20_Contents">get y_h and store in %ecx</text:p>
            <text:p text:style-name="Table_20_Contents">compute a = x*y_h, s is stored in %ecx</text:p>
            <text:p text:style-name="Table_20_Contents">copy x_s into %ebx</text:p>
            <text:p text:style-name="Table_20_Contents">compute b = y_l*x_s, t is stored in %ebx</text:p>
            <text:p text:style-name="Table_20_Contents">compute a+b and store the result in %ecx</text:p>
            <text:p text:style-name="P2">compute y_l*x and store the higher 32-bits in %edx and the lower 32-bits in %eax, lets say the entire 64-bits is called c.</text:p>
            <text:p text:style-name="P3"><text:soft-page-break/>compute a+b+c_h and store in %edx and lets say the result is called d.</text:p>
            <text:p text:style-name="P3">get dest</text:p>
            <text:p text:style-name="P3">store c_l</text:p>
            <text:p text:style-name="P3">store d</text:p>
          </table:table-cell>
        </table:table-row>
        <table:table-row>
          <table:table-cell table:style-name="Table2.A2" table:number-columns-spanned="2" office:value-type="string">
            <text:p text:style-name="Table_20_Contents">Basically, the algorithm is multiplying x to y_l and y_h, sign-bits to y_l and add all of them up. The reason why x_s*y_h is not included is because these bits are out of range. The only difference between this problem and the example 3.12 is that the argument x is signed instead of unsigned.</text:p>
          </table:table-cell>
          <table:covered-table-cell/>
        </table:table-row>
      </table:table>
      <text:p text:style-name="Standard"/>
      <text:p text:style-name="Standard">3.56</text:p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Table_20_Contents">A. x at %esi, n at %ebx, result at %edi, and mask at %edx</text:p>
            <text:p text:style-name="Table_20_Contents">B. result = -1, mask = 1</text:p>
            <text:p text:style-name="Table_20_Contents">C. mask != 0</text:p>
            <text:p text:style-name="Table_20_Contents">D. mask &lt;&lt; the last byte of n</text:p>
            <text:p text:style-name="Table_20_Contents">E. result ^= mask&amp;x</text:p>
          </table:table-cell>
          <table:covered-table-cell/>
        </table:table-row>
        <table:table-row>
          <table:table-cell table:style-name="Table3.A2" office:value-type="string">
            <text:p text:style-name="Table_20_Contents">F. Original code</text:p>
            <text:p text:style-name="Table_20_Contents"/>
            <text:p text:style-name="Table_20_Contents">int loop(int x, int n)</text:p>
            <text:p text:style-name="Table_20_Contents">{</text:p>
            <text:p text:style-name="Table_20_Contents"><text:tab/>int result = -1;</text:p>
            <text:p text:style-name="Table_20_Contents"><text:tab/>int mask;</text:p>
            <text:p text:style-name="Table_20_Contents"><text:tab/>for(mask = 1; mask != 0; mask = mask&lt;&lt;n){</text:p>
            <text:p text:style-name="Table_20_Contents"><text:tab/><text:tab/>result^=(mask&amp;x);<text:tab/></text:p>
            <text:p text:style-name="Table_20_Contents"><text:tab/></text:p>
            <text:p text:style-name="Table_20_Contents"><text:tab/>}</text:p>
            <text:p text:style-name="Table_20_Contents"><text:tab/>return result;</text:p>
            <text:p text:style-name="Table_20_Contents">}</text:p>
            <text:p text:style-name="Table_20_Contents"/>
            <text:p text:style-name="Table_20_Contents"/>
            <text:p text:style-name="Table_20_Contents"/>
            <text:p text:style-name="Table_20_Contents">Option I used</text:p>
            <text:p text:style-name="Table_20_Contents"/>
            <text:p text:style-name="Table_20_Contents">gcc -O1 -S -m32 3_56.c</text:p>
          </table:table-cell>
          <table:table-cell table:style-name="Table3.B2" office:value-type="string">
            <text:p text:style-name="Table_20_Contents">Assembly code generated</text:p>
            <text:p text:style-name="Table_20_Contents"/>
            <text:p text:style-name="Table_20_Contents"><text:tab/>.file<text:tab/>"3_56.c"</text:p>
            <text:p text:style-name="Table_20_Contents"><text:tab/>.text</text:p>
            <text:p text:style-name="Table_20_Contents">.globl loop</text:p>
            <text:p text:style-name="Table_20_Contents"><text:tab/>.type<text:tab/>loop, @function</text:p>
            <text:p text:style-name="Table_20_Contents">loop:</text:p>
            <text:p text:style-name="Table_20_Contents"><text:tab/>pushl<text:tab/>%ebp</text:p>
            <text:p text:style-name="Table_20_Contents"><text:tab/>movl<text:tab/>%esp, %ebp</text:p>
            <text:p text:style-name="Table_20_Contents"><text:tab/>pushl<text:tab/>%esi</text:p>
            <text:p text:style-name="Table_20_Contents"><text:tab/>pushl<text:tab/>%ebx</text:p>
            <text:p text:style-name="Table_20_Contents"><text:tab/>movl<text:tab/>8(%ebp), %ebx</text:p>
            <text:p text:style-name="Table_20_Contents"><text:tab/>movl<text:tab/>12(%ebp), %ecx</text:p>
            <text:p text:style-name="Table_20_Contents"><text:tab/>movl<text:tab/>$1, %edx</text:p>
            <text:p text:style-name="Table_20_Contents"><text:tab/>movl<text:tab/>$-1, %eax</text:p>
            <text:p text:style-name="Table_20_Contents">.L2:</text:p>
            <text:p text:style-name="Table_20_Contents"><text:tab/>movl<text:tab/>%edx, %esi</text:p>
            <text:p text:style-name="Table_20_Contents"><text:tab/>andl<text:tab/>%ebx, %esi</text:p>
            <text:p text:style-name="Table_20_Contents"><text:tab/>xorl<text:tab/>%esi, %eax</text:p>
            <text:p text:style-name="Table_20_Contents"><text:tab/>sall<text:tab/>%cl, %edx</text:p>
            <text:p text:style-name="Table_20_Contents"><text:tab/>testl<text:tab/>%edx, %edx</text:p>
            <text:p text:style-name="Table_20_Contents"><text:tab/>jne<text:tab/>.L2</text:p>
            <text:p text:style-name="Table_20_Contents"><text:tab/>popl<text:tab/>%ebx</text:p>
            <text:p text:style-name="Table_20_Contents"><text:tab/>popl<text:tab/>%esi</text:p>
            <text:p text:style-name="Table_20_Contents"><text:tab/>popl<text:tab/>%ebp</text:p>
            <text:p text:style-name="Table_20_Contents"><text:tab/>ret</text:p>
            <text:p text:style-name="Table_20_Contents"><text:tab/>.size<text:tab/>loop, .-loop</text:p>
            <text:p text:style-name="Table_20_Contents"><text:tab/>.ident<text:tab/>"GCC: (GNU) 4.4.7 20120313 (Red Hat 4.4.7-3)"</text:p>
            <text:p text:style-name="Table_20_Contents"><text:tab/>.section<text:tab/>.note.GNU-stack,"",@progbits</text:p>
          </table:table-cell>
        </table:table-row>
      </table:table>
      <text:p text:style-name="Standard"/>
      <text:p text:style-name="Standard"/>
      <text:p text:style-name="Standard"><text:soft-page-break/>3.59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int switch_prob(int x, int n)</text:p>
            <text:p text:style-name="Table_20_Contents">{</text:p>
            <text:p text:style-name="Table_20_Contents"><text:tab/>int result = x;</text:p>
            <text:p text:style-name="Table_20_Contents"><text:tab/>switch(n)</text:p>
            <text:p text:style-name="Table_20_Contents"><text:tab/>{</text:p>
            <text:p text:style-name="Table_20_Contents"><text:tab/><text:tab/>case 50:</text:p>
            <text:p text:style-name="Table_20_Contents"><text:tab/><text:tab/>case 52:</text:p>
            <text:p text:style-name="Table_20_Contents"><text:tab/><text:tab/><text:tab/>result = result &lt;&lt; 2;</text:p>
            <text:p text:style-name="Table_20_Contents"><text:tab/><text:tab/><text:tab/>break;</text:p>
            <text:p text:style-name="Table_20_Contents"><text:tab/><text:tab/>case 53:</text:p>
            <text:p text:style-name="Table_20_Contents"><text:tab/><text:tab/><text:tab/>result = result &gt;&gt; 2;</text:p>
            <text:p text:style-name="Table_20_Contents"><text:tab/><text:tab/><text:tab/>break;</text:p>
            <text:p text:style-name="Table_20_Contents"><text:tab/><text:tab/>case 54:</text:p>
            <text:p text:style-name="Table_20_Contents"><text:tab/><text:tab/><text:tab/>result = result*3;</text:p>
            <text:p text:style-name="Table_20_Contents"><text:tab/><text:tab/>case 55:</text:p>
            <text:p text:style-name="Table_20_Contents"><text:tab/><text:tab/><text:tab/>result = result*result;</text:p>
            <text:p text:style-name="Table_20_Contents"><text:tab/><text:tab/>default:</text:p>
            <text:p text:style-name="Table_20_Contents"><text:tab/><text:tab/><text:tab/>result = result + 10;</text:p>
            <text:p text:style-name="Table_20_Contents"><text:tab/><text:tab/><text:tab/></text:p>
            <text:p text:style-name="Table_20_Contents"><text:tab/>}</text:p>
            <text:p text:style-name="Table_20_Contents"><text:tab/>return result;</text:p>
            <text:p text:style-name="Table_20_Contents">}</text:p>
            <text:p text:style-name="Table_20_Contents"/>
            <text:p text:style-name="Table_20_Contents"/>
            <text:p text:style-name="Table_20_Contents">Option I used</text:p>
            <text:p text:style-name="Table_20_Contents"/>
            <text:p text:style-name="Table_20_Contents">gcc -O1 -S -m32 3_59.c</text:p>
          </table:table-cell>
          <table:table-cell table:style-name="Table4.B1" office:value-type="string">
            <text:p text:style-name="Table_20_Contents"><text:tab/>.file<text:tab/>"3_59.c"</text:p>
            <text:p text:style-name="Table_20_Contents"><text:tab/>.text</text:p>
            <text:p text:style-name="Table_20_Contents">.globl switch_prob</text:p>
            <text:p text:style-name="Table_20_Contents"><text:tab/>.type<text:tab/>switch_prob, @function</text:p>
            <text:p text:style-name="Table_20_Contents">switch_prob:</text:p>
            <text:p text:style-name="Table_20_Contents"><text:tab/>pushl<text:tab/>%ebp</text:p>
            <text:p text:style-name="Table_20_Contents"><text:tab/>movl<text:tab/>%esp, %ebp</text:p>
            <text:p text:style-name="Table_20_Contents"><text:tab/>movl<text:tab/>8(%ebp), %eax</text:p>
            <text:p text:style-name="Table_20_Contents"><text:tab/>movl<text:tab/>12(%ebp), %edx</text:p>
            <text:p text:style-name="Table_20_Contents"><text:tab/>subl<text:tab/>$50, %edx</text:p>
            <text:p text:style-name="Table_20_Contents"><text:tab/>cmpl<text:tab/>$5, %edx</text:p>
            <text:p text:style-name="Table_20_Contents"><text:tab/>ja<text:tab/>.L8</text:p>
            <text:p text:style-name="Table_20_Contents"><text:tab/>jmp<text:tab/>*.L7(,%edx,4)</text:p>
            <text:p text:style-name="Table_20_Contents"><text:tab/>.section<text:tab/>.rodata</text:p>
            <text:p text:style-name="Table_20_Contents"><text:tab/>.align 4</text:p>
            <text:p text:style-name="Table_20_Contents"><text:tab/>.align 4</text:p>
            <text:p text:style-name="Table_20_Contents">.L7:</text:p>
            <text:p text:style-name="Table_20_Contents"><text:tab/>.long<text:tab/>.L3 case 50</text:p>
            <text:p text:style-name="Table_20_Contents"><text:tab/>.long<text:tab/>.L8 case 51</text:p>
            <text:p text:style-name="Table_20_Contents"><text:tab/>.long<text:tab/>.L3 case 52</text:p>
            <text:p text:style-name="Table_20_Contents"><text:tab/>.long<text:tab/>.L4 case 53</text:p>
            <text:p text:style-name="Table_20_Contents"><text:tab/>.long<text:tab/>.L5 case 54</text:p>
            <text:p text:style-name="Table_20_Contents"><text:tab/>.long<text:tab/>.L9 case 55</text:p>
            <text:p text:style-name="Table_20_Contents"><text:tab/>.text</text:p>
            <text:p text:style-name="Table_20_Contents">.L3:</text:p>
            <text:p text:style-name="Table_20_Contents"><text:tab/>sall<text:tab/>$2, %eax</text:p>
            <text:p text:style-name="Table_20_Contents"><text:tab/>jmp<text:tab/>.L10</text:p>
            <text:p text:style-name="Table_20_Contents">.L4:</text:p>
            <text:p text:style-name="Table_20_Contents"><text:tab/>sarl<text:tab/>$2, %eax</text:p>
            <text:p text:style-name="Table_20_Contents"><text:tab/>.p2align 4,,5</text:p>
            <text:p text:style-name="Table_20_Contents"><text:tab/>jmp<text:tab/>.L10</text:p>
            <text:p text:style-name="Table_20_Contents">.L5:</text:p>
            <text:p text:style-name="Table_20_Contents"><text:tab/>leal<text:tab/>(%eax,%eax,2), %eax</text:p>
            <text:p text:style-name="Table_20_Contents">.L9:</text:p>
            <text:p text:style-name="Table_20_Contents"><text:tab/>imull<text:tab/>%eax, %eax</text:p>
            <text:p text:style-name="Table_20_Contents">.L8:</text:p>
            <text:p text:style-name="Table_20_Contents"><text:tab/>addl<text:tab/>$10, %eax</text:p>
            <text:p text:style-name="Table_20_Contents">.L10:</text:p>
            <text:p text:style-name="Table_20_Contents"><text:tab/>popl<text:tab/>%ebp</text:p>
            <text:p text:style-name="Table_20_Contents"><text:tab/>ret</text:p>
            <text:p text:style-name="Table_20_Contents"><text:tab/>.size<text:tab/>switch_prob, .-switch_prob</text:p>
            <text:p text:style-name="Table_20_Contents"><text:tab/>.ident<text:tab/>"GCC: (GNU) 4.4.7 20120313 (Red Hat 4.4.7-3)"</text:p>
            <text:p text:style-name="Table_20_Contents"><text:tab/>.section<text:tab/>.note.GNU-stack,"",@progbit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e Lee</meta:initial-creator>
    <meta:creation-date>2014-01-27T11:00:40</meta:creation-date>
    <dc:date>2014-01-27T14:52:29</dc:date>
    <dc:creator>Jae Lee</dc:creator>
    <meta:editing-duration>PT3H45M13S</meta:editing-duration>
    <meta:editing-cycles>11</meta:editing-cycles>
    <meta:generator>LibreOffice/3.5$Linux_X86_64 LibreOffice_project/235ab8a-3802056-4a8fed3-2d66ea8-e241b80</meta:generator>
    <meta:document-statistic meta:table-count="4" meta:image-count="0" meta:object-count="0" meta:page-count="3" meta:paragraph-count="178" meta:word-count="615" meta:character-count="3439" meta:non-whitespace-character-count="2759"/>
  </office:meta>
</office:document-meta>
</file>